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102in"/>
    </style:style>
    <style:style style:name="co4" style:family="table-column">
      <style:table-column-properties fo:break-before="auto" style:column-width="2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e86ae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b66c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ecision Var.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/>
          <table:table-cell table:style-name="ce3" office:value-type="string" calcext:value-type="string">
            <text:p>Document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8" office:value-type="string" calcext:value-type="string">
            <text:p>Inform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Solv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bj. Func: Max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efficients</text:p>
          </table:table-cell>
          <table:table-cell table:style-name="ce5" office:value-type="float" office:value="1.25" calcext:value-type="float">
            <text:p>1.25</text:p>
          </table:table-cell>
          <table:table-cell table:style-name="ce5" office:value-type="float" office:value="2.05" calcext:value-type="float">
            <text:p>2.0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  <table:table-cell table:style-name="ce6" table:formula="of:=[.C3]*[.C6]+[.D3]*[.D6]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nstraints</text:p>
          </table:table-cell>
          <table:table-cell table:style-name="ce2" office:value-type="string" calcext:value-type="string">
            <text:p>LHS</text:p>
          </table:table-cell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Resource</text:p>
          </table:table-cell>
          <table:table-cell/>
          <table:table-cell table:style-name="ce9" office:value-type="string" calcext:value-type="string">
            <text:p>Constraint descrip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table:formula="of:=[.C3]*0.2+[.D3]*0.5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5" office:value-type="float" office:value="2.4" calcext:value-type="float">
            <text:p>2.4</text:p>
          </table:table-cell>
          <table:table-cell/>
          <table:table-cell table:style-name="ce10" office:value-type="string" calcext:value-type="string">
            <text:p>The amount of concentrate is limited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table:formula="of:=[.C3]*1+[.D3]*1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The total liters of juice are limited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1:10:02.344224219</meta:creation-date>
    <dc:date>2022-09-22T11:25:01.733195910</dc:date>
    <meta:editing-duration>PT3M18S</meta:editing-duration>
    <meta:editing-cycles>2</meta:editing-cycles>
    <meta:generator>LibreOffice/7.3.6.2$Linux_X86_64 LibreOffice_project/30$Build-2</meta:generator>
    <meta:document-statistic meta:table-count="1" meta:cell-count="27" meta:object-count="0"/>
  </office:meta>
</office:document-meta>
</file>